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E002A41F44D4F923E1.png" manifest:media-type="image/png"/>
  <manifest:file-entry manifest:full-path="Pictures/10000001000001000000010038B907DF63B71E4C.png" manifest:media-type="image/png"/>
  <manifest:file-entry manifest:full-path="Pictures/100000010000014000000118DBD1CA5672D7D14B.png" manifest:media-type="image/png"/>
  <manifest:file-entry manifest:full-path="Pictures/100000010000025900000259E540B589508E9663.png" manifest:media-type="image/png"/>
  <manifest:file-entry manifest:full-path="Pictures/100002C1000031B6000031B6EAE7B01B59D7CC02.svg" manifest:media-type="image/svg+xml"/>
  <manifest:file-entry manifest:full-path="Pictures/10000000000002530000034A444747001BABF65F.jpg" manifest:media-type="image/jpeg"/>
  <manifest:file-entry manifest:full-path="Pictures/1000000000000100000001004DDDEE43D327DF9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7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16cm"/>
      <style:paragraph-properties style:writing-mode="lr-tb"/>
    </style:style>
    <style:style style:name="gr8" style:family="graphic" style:parent-style-name="objectwithoutfill">
      <style:graphic-properties draw:stroke="dash" draw:stroke-dash="Long_20_Dot" svg:stroke-width="0.102cm" svg:stroke-color="#1e6a39" draw:marker-start-width="0.356cm" draw:marker-end="Arrowheads_20_2" draw:marker-end-width="0.381cm" draw:fill="none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text-underline-style="none"/>
    </style:style>
    <style:style style:name="P2" style:family="paragraph">
      <loext:graphic-properties draw:fill="none" draw:fill-color="#ffffff"/>
      <style:paragraph-properties style:writing-mode="lr-tb"/>
      <style:text-properties fo:color="#666666" loext:opacity="100%" fo:font-size="16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666666" loext:opacity="100%"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774cm" svg:height="2.776cm" svg:x="17.306cm" svg:y="11.209cm">
          <draw:image xlink:href="Pictures/1000000000000100000001004DDDEE43D327DF93.jpg" xlink:type="simple" xlink:show="embed" xlink:actuate="onLoad" draw:mime-type="image/jpeg">
            <text:p/>
          </draw:image>
        </draw:frame>
        <draw:line draw:style-name="gr2" draw:text-style-name="P1" draw:layer="layout" svg:x1="14.064cm" svg:y1="12.597cm" svg:x2="16.604cm" svg:y2="12.597cm">
          <text:p/>
        </draw:line>
        <draw:line draw:style-name="gr2" draw:text-style-name="P1" draw:layer="layout" svg:x1="20.549cm" svg:y1="12.597cm" svg:x2="22.835cm" svg:y2="12.597cm">
          <text:p/>
        </draw:line>
        <draw:frame draw:style-name="gr1" draw:text-style-name="P1" draw:layer="layout" svg:width="2.242cm" svg:height="3.176cm" svg:x="23.877cm" svg:y="11.009cm">
          <draw:image xlink:href="Pictures/10000000000002530000034A444747001BABF65F.jpg" xlink:type="simple" xlink:show="embed" xlink:actuate="onLoad" draw:mime-type="image/jpeg">
            <text:p/>
          </draw:image>
        </draw:frame>
        <draw:frame draw:style-name="gr1" draw:text-style-name="P1" draw:layer="layout" svg:width="1.93cm" svg:height="1.931cm" svg:x="4.205cm" svg:y="8.21cm">
          <draw:image xlink:href="Pictures/100002C1000031B6000031B6EAE7B01B59D7CC02.svg" xlink:type="simple" xlink:show="embed" xlink:actuate="onLoad" draw:mime-type="image/svg+xml">
            <text:p/>
          </draw:image>
          <draw:image xlink:href="Pictures/100000010000025900000259E540B589508E9663.png" xlink:type="simple" xlink:show="embed" xlink:actuate="onLoad" draw:mime-type="image/png"/>
        </draw:frame>
        <draw:frame draw:style-name="gr1" draw:text-style-name="P1" draw:layer="layout" svg:width="0.967cm" svg:height="0.846cm" svg:x="8.191cm" svg:y="7.999cm">
          <draw:image xlink:href="Pictures/100000010000014000000118DBD1CA5672D7D14B.png" xlink:type="simple" xlink:show="embed" xlink:actuate="onLoad" draw:mime-type="image/png">
            <text:p/>
          </draw:image>
        </draw:frame>
        <draw:line draw:style-name="gr2" draw:text-style-name="P1" draw:layer="layout" svg:x1="6.969cm" svg:y1="9.175cm" svg:x2="10.778cm" svg:y2="9.175cm">
          <text:p/>
        </draw:line>
        <draw:frame draw:style-name="gr1" draw:text-style-name="P1" draw:layer="layout" svg:width="1.27cm" svg:height="1.27cm" svg:x="11.813cm" svg:y="8.475cm">
          <draw:image xlink:href="Pictures/10000001000001000000010038B907DF63B71E4C.png" xlink:type="simple" xlink:show="embed" xlink:actuate="onLoad" draw:mime-type="image/png">
            <text:p/>
          </draw:image>
        </draw:frame>
        <draw:frame draw:style-name="gr1" draw:text-style-name="P1" draw:layer="layout" svg:width="1.93cm" svg:height="1.931cm" svg:x="4.214cm" svg:y="11.632cm">
          <draw:image xlink:href="Pictures/100002C1000031B6000031B6EAE7B01B59D7CC02.svg" xlink:type="simple" xlink:show="embed" xlink:actuate="onLoad" draw:mime-type="image/svg+xml">
            <text:p/>
          </draw:image>
          <draw:image xlink:href="Pictures/100000010000025900000259E540B589508E9663.png" xlink:type="simple" xlink:show="embed" xlink:actuate="onLoad" draw:mime-type="image/png"/>
        </draw:frame>
        <draw:frame draw:style-name="gr1" draw:text-style-name="P1" draw:layer="layout" svg:width="0.967cm" svg:height="0.846cm" svg:x="8.194cm" svg:y="11.432cm">
          <draw:image xlink:href="Pictures/100000010000014000000118DBD1CA5672D7D14B.png" xlink:type="simple" xlink:show="embed" xlink:actuate="onLoad" draw:mime-type="image/png">
            <text:p/>
          </draw:image>
        </draw:frame>
        <draw:line draw:style-name="gr2" draw:text-style-name="P1" draw:layer="layout" svg:x1="6.978cm" svg:y1="12.597cm" svg:x2="10.787cm" svg:y2="12.597cm">
          <text:p/>
        </draw:line>
        <draw:frame draw:style-name="gr1" draw:text-style-name="P1" draw:layer="layout" svg:width="1.27cm" svg:height="1.271cm" svg:x="11.822cm" svg:y="11.962cm">
          <draw:image xlink:href="Pictures/10000001000001000000010038B907DF63B71E4C.png" xlink:type="simple" xlink:show="embed" xlink:actuate="onLoad" draw:mime-type="image/png">
            <text:p/>
          </draw:image>
        </draw:frame>
        <draw:frame draw:style-name="gr1" draw:text-style-name="P1" draw:layer="layout" svg:width="1.93cm" svg:height="1.931cm" svg:x="4.205cm" svg:y="15.046cm">
          <draw:image xlink:href="Pictures/100002C1000031B6000031B6EAE7B01B59D7CC02.svg" xlink:type="simple" xlink:show="embed" xlink:actuate="onLoad" draw:mime-type="image/svg+xml">
            <text:p/>
          </draw:image>
          <draw:image xlink:href="Pictures/100000010000025900000259E540B589508E9663.png" xlink:type="simple" xlink:show="embed" xlink:actuate="onLoad" draw:mime-type="image/png"/>
        </draw:frame>
        <draw:frame draw:style-name="gr1" draw:text-style-name="P1" draw:layer="layout" svg:width="0.967cm" svg:height="0.846cm" svg:x="8.191cm" svg:y="14.835cm">
          <draw:image xlink:href="Pictures/100000010000014000000118DBD1CA5672D7D14B.png" xlink:type="simple" xlink:show="embed" xlink:actuate="onLoad" draw:mime-type="image/png">
            <text:p/>
          </draw:image>
        </draw:frame>
        <draw:line draw:style-name="gr2" draw:text-style-name="P1" draw:layer="layout" svg:x1="6.969cm" svg:y1="16.011cm" svg:x2="10.778cm" svg:y2="16.011cm">
          <text:p/>
        </draw:line>
        <draw:frame draw:style-name="gr1" draw:text-style-name="P1" draw:layer="layout" svg:width="1.27cm" svg:height="1.271cm" svg:x="11.813cm" svg:y="15.41cm">
          <draw:image xlink:href="Pictures/10000001000001000000010038B907DF63B71E4C.png" xlink:type="simple" xlink:show="embed" xlink:actuate="onLoad" draw:mime-type="image/png">
            <text:p/>
          </draw:image>
        </draw:frame>
        <draw:line draw:style-name="gr2" draw:text-style-name="P1" draw:layer="layout" svg:x1="14.06cm" svg:y1="9.73cm" svg:x2="16.6cm" svg:y2="11.508cm">
          <text:p/>
        </draw:line>
        <draw:line draw:style-name="gr2" draw:text-style-name="P1" draw:layer="layout" svg:x1="14.06cm" svg:y1="15.496cm" svg:x2="16.6cm" svg:y2="13.718cm">
          <text:p/>
        </draw:line>
        <draw:frame draw:style-name="gr3" draw:text-style-name="P2" draw:layer="layout" svg:width="2.221cm" svg:height="0.878cm" svg:x="3.951cm" svg:y="17.585cm">
          <draw:text-box>
            <text:p><text:span text:style-name="T1">Repos</text:span></text:p>
          </draw:text-box>
        </draw:frame>
        <draw:frame draw:style-name="gr4" draw:text-style-name="P2" draw:layer="layout" svg:width="2.411cm" svg:height="0.878cm" svg:x="7.527cm" svg:y="17.585cm">
          <draw:text-box>
            <text:p><text:span text:style-name="T1">Scripts</text:span></text:p>
          </draw:text-box>
        </draw:frame>
        <draw:frame draw:style-name="gr5" draw:text-style-name="P2" draw:layer="layout" svg:width="2.534cm" svg:height="0.878cm" svg:x="11.477cm" svg:y="17.585cm">
          <draw:text-box>
            <text:p><text:span text:style-name="T1">Results</text:span></text:p>
          </draw:text-box>
        </draw:frame>
        <draw:frame draw:style-name="gr6" draw:text-style-name="P2" draw:layer="layout" svg:width="3.004cm" svg:height="0.878cm" svg:x="17.153cm" svg:y="17.585cm">
          <draw:text-box>
            <text:p><text:span text:style-name="T1">Database</text:span></text:p>
          </draw:text-box>
        </draw:frame>
        <draw:frame draw:style-name="gr3" draw:text-style-name="P2" draw:layer="layout" svg:width="2.221cm" svg:height="0.878cm" svg:x="23.879cm" svg:y="17.585cm">
          <draw:text-box>
            <text:p><text:span text:style-name="T1">SOFIA</text:span></text:p>
          </draw:text-box>
        </draw:frame>
        <draw:frame draw:style-name="gr7" draw:text-style-name="P2" draw:layer="layout" svg:width="3.516cm" svg:height="0.878cm" svg:x="7.047cm" svg:y="1.869cm">
          <draw:text-box>
            <text:p><text:span text:style-name="T1">Input Data</text:span></text:p>
          </draw:text-box>
        </draw:frame>
        <draw:line draw:style-name="gr8" draw:text-style-name="P3" draw:layer="layout" svg:x1="8.772cm" svg:y1="5.287cm" svg:x2="8.772cm" svg:y2="7.192cm">
          <text:p/>
        </draw:line>
        <draw:frame draw:style-name="gr1" draw:text-style-name="P3" draw:layer="layout" svg:width="1.524cm" svg:height="1.524cm" svg:x="8.026cm" svg:y="3.19cm">
          <draw:image xlink:href="Pictures/10000000000001E0000001E002A41F44D4F923E1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5cm" svg:x="1cm" svg:y="3.09cm"/>
      <draw:page-thumbnail draw:layer="backgroundobjects" svg:width="8.999cm" svg:height="6.365cm" svg:x="1cm" svg:y="11.666cm"/>
      <draw:page-thumbnail draw:layer="backgroundobjects" svg:width="8.999cm" svg:height="6.365cm" svg:x="1cm" svg:y="20.242cm"/>
      <draw:page-thumbnail draw:layer="backgroundobjects" svg:width="8.999cm" svg:height="6.365cm" svg:x="11cm" svg:y="3.09cm"/>
      <draw:page-thumbnail draw:layer="backgroundobjects" svg:width="8.999cm" svg:height="6.365cm" svg:x="11cm" svg:y="11.666cm"/>
      <draw:page-thumbnail draw:layer="backgroundobjects" svg:width="8.999cm" svg:height="6.365cm" svg:x="11cm" svg:y="20.242cm"/>
    </style:handout-master>
    <style:master-page style:name="Default" style:page-layout-name="PM1" draw:style-name="Mdp1">
      <draw:frame presentation:style-name="Default-title" draw:layer="backgroundobjects" svg:width="26.723cm" svg:height="3.506cm" svg:x="1.484cm" svg:y="0.837cm" presentation:class="title" presentation:placeholder="true">
        <draw:text-box/>
      </draw:frame>
      <draw:frame presentation:style-name="Default-outline1" draw:layer="backgroundobjects" svg:width="26.723cm" svg:height="12.182cm" svg:x="1.484cm" svg:y="4.914cm" presentation:class="outline" presentation:placeholder="true">
        <draw:text-box/>
      </draw:frame>
      <draw:frame presentation:style-name="Mpr1" draw:text-style-name="MP2" draw:layer="backgroundobjects" svg:width="6.917cm" svg:height="1.447cm" svg:x="1.484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2cm" svg:height="1.447cm" svg:x="10.154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7cm" svg:height="1.447cm" svg:x="21.28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10:46:00.271342335</meta:creation-date>
    <dc:date>2023-12-27T05:00:11.127331421</dc:date>
    <meta:editing-duration>PT2H58M4S</meta:editing-duration>
    <meta:editing-cycles>18</meta:editing-cycles>
    <meta:generator>LibreOffice/7.3.7.2$Linux_X86_64 LibreOffice_project/30$Build-2</meta:generator>
    <meta:document-statistic meta:object-count="49"/>
  </office:meta>
</office:document-meta>
</file>